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-Roman" svg:font-family="Times-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3" style:master-page-name="Standard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/>
    </style:style>
    <style:style style:name="T3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fo:color="#000000" style:font-name="Times New Roman" fo:font-size="12pt" fo:font-weight="normal" style:font-name-asian="Times-Roman" style:font-size-asian="12pt" style:font-weight-asian="normal" style:font-name-complex="Times-Roman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ADDIN EN.CITE.DATA"/>
        <text:user-field-decl office:value-type="string" office:string-value="(Bieber 1962; Society of Medical and Bieber 1962; Socarides 1963; Moor 2002)" text:name="ADDIN EN.CITE"/>
        <text:user-field-decl office:value-type="string" office:string-value="" text:name="ADDIN EN.REFLIST"/>
      </text:user-field-decls>
      <text:h text:style-name="P2" text:outline-level="3">DSM-III Further Reading</text:h>
      <text:p text:style-name="Text_20_body"/>
      <text:p text:style-name="Text_20_body_20_indent">Bayer, R. and R. Spitzer (1982). "Edited Correspondence on the status of homosexuality in DSM-III." <text:span text:style-name="T1">Journal of the History of Behavioral Sciences</text:span> <text:span text:style-name="T2">18</text:span>(1): 32-52.</text:p>
      <text:p text:style-name="Text_20_body_20_indent">Bieber, I. (1962). <text:span text:style-name="T1">Homosexuality: A Psychoanalytic Study</text:span>. New York, Basic Books.</text:p>
      <text:p text:style-name="Text_20_body_20_indent">Drescher, J. and J. P. Merlino (2007). <text:span text:style-name="T1">American psychiatry and homosexuality : an oral history</text:span>. New York, Harrington Park Press.</text:p>
      <text:p text:style-name="Text_20_body_20_indent"><text:span text:style-name="T3">Evans, A. (2010) “</text:span><text:span text:style-name="T4">Zap, You're Alive!”, </text:span><text:a xlink:type="simple" xlink:href="http://gaytoday.badpuppy.com/garchive/viewpoint/083099vi.htm"><text:span text:style-name="T3">http://gaytoday.badpuppy.com/garchive/viewpoint/083099vi.htm</text:span></text:a></text:p>
      <text:p text:style-name="Text_20_body_20_indent">Fryer, J. (2008). "Dr. Anonymous Speech." Retrieved 10/6/2008, 2008, from <text:a xlink:type="simple" xlink:href="http://www.oism.info/en/society/social_control/dr_anonymous_apa_speech_1972.htm">http://www.oism.info/en/society/social_control/dr_anonymous_apa_speech_1972.htm</text:a>.</text:p>
      <text:p text:style-name="Text_20_body_20_indent">Gold, Ron (2004). ‘Three Stories of Gay Liberation’ http://www.queerstories.org/custom.html</text:p>
      <text:p text:style-name="Text_20_body_20_indent">Moor, P. (2002). "The View from Irving Bieber's Couch: 'Heads I Win, Tails You Lose'." <text:span text:style-name="T1">Journal of Gay &amp; Lesbian Psychotherapy</text:span> <text:span text:style-name="T2">5</text:span>(3/4): 25-36.</text:p>
      <text:p text:style-name="Text_20_body_20_indent">Nicolosi, J. (1991). <text:span text:style-name="T1">Reparative Theraphy of Male Homosexuality</text:span>. Jason Aronson, Inc., , Northvale, New Jersey.</text:p>
      <text:p text:style-name="Text_20_body_20_indent">Nicolosi, J. (1993). <text:span text:style-name="T1">Healing Homosexuality: Case Stories of Reparative Therapy </text:span>Northvale, NJ, Jason Aronson.</text:p>
      <text:p text:style-name="Text_20_body_20_indent">Scasta, D. L. (2002). "John E Fryer, MD, and the Dr. H. Anonymous Episode." <text:span text:style-name="T1">Journal of Gay &amp; Lesbian Psychotherapy</text:span> <text:span text:style-name="T2">6</text:span>(4): 73-84.</text:p>
      <text:p text:style-name="Text_20_body_20_indent">Sheehy, N., A. J. Chapman, et al. (1997). <text:span text:style-name="T1">Biographical dictionary of psychology</text:span>. London ; New York, Routledge Reference.</text:p>
      <text:p text:style-name="Text_20_body_20_indent">Socarides, C. W. (1963). "Review of Homosexuality. A Psychoanalytic Study : By Irving Bieber, et al. New York: Basic Books, Inc. 1962. 358 pp." <text:span text:style-name="T1">Psychoanalytic Quarterly</text:span> <text:span text:style-name="T2">32</text:span>: 111-114.</text:p>
      <text:p text:style-name="Text_20_body_20_indent">Society of Medical, P. and I. Bieber (1962). <text:span text:style-name="T1">Homosexuality; a psychoanalytic study</text:span>. New York, Basic Books.</text:p>
      <text:p text:style-name="Text_20_body_20_indent"><text:span text:style-name="T3">Silverstein, Charles <text:s/></text:span><text:span text:style-name="T5">The Origin of the Gay Psychotherapy Movement (Published in Duberman, A Queer World, New York University Press, 1997. 7,300 words </text:span><text:span text:style-name="T3">http://drcsilverstein.com/origin.html</text:span></text:p>
      <text:p text:style-name="Text_20_body_20_indent">Spitzer, R. (1981). "The diagnostic status of homosexuality in DSM-III: a reformulation of the issues." <text:span text:style-name="T1">American Journal of Psychiatry</text:span> <text:span text:style-name="T2">138</text:span>: 210-215.</text:p>
      <text:p text:style-name="Text_20_body_20_indent">Spitzer, R. L. and American Psychiatric Association. (1981). <text:span text:style-name="T1">DSM-III case book : a learning companion to the Diagnostic and statistical manual of mental disorders (third edition)</text:span>. Washington, D.C., American Psychiatric Association.</text:p>
      <text:p text:style-name="Text_20_body_20_indent">Spitzer, R. L. and J. Endicott (1978). Medical and Mental Disorder: Proposed <text:soft-page-break/>Definition and Criteria. <text:span text:style-name="T1">Critical Issues in Psychiatric Diagnosis</text:span>. R. L. Spitzer and D. F. Klein. New York, Raven Press<text:span text:style-name="T2">: </text:span>15-40.</text:p>
      <text:p text:style-name="Text_20_body_20_indent">Stoller, R.J., Marmor, J., Bieber, I., Gold, R., Socarides, C.W., Green, R. and Spitzer, R. “A Symposium: Should Homosexuality Be in the APA Nomenclature?” American Journal of Psychiatry 130(11) p. 1207-16</text:p>
      <text:p text:style-name="Text_20_body_20_indent">Zusne, L. (1984). <text:span text:style-name="T1">Biographical dictionary of psychology</text:span>, Greenwood Press.</text:p>
      <text:p text:style-name="Text_20_body_20_indent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-Roman" svg:font-family="Times-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ne Mathews</meta:initial-creator>
    <meta:creation-date>2009-09-25T12:58:00</meta:creation-date>
    <dc:date>2011-03-01T14:49:43</dc:date>
    <meta:generator>OpenOffice.org/3.2$Unix OpenOffice.org_project/320m18$Build-9502</meta:generator>
    <meta:editing-duration>PT00H08M39S</meta:editing-duration>
    <meta:editing-cycles>9</meta:editing-cycles>
    <meta:document-statistic meta:table-count="0" meta:image-count="0" meta:object-count="0" meta:page-count="2" meta:paragraph-count="20" meta:word-count="371" meta:character-count="2674"/>
  </office:meta>
</office:document-meta>
</file>